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C000002ABC6004676F56101BE.png" manifest:media-type="image/png"/>
  <manifest:file-entry manifest:full-path="Pictures/1000020100000281000003551638A1FD3BEB5B5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548cm" svg:height="12.707cm" svg:x="2.898cm" svg:y="2.787cm">
          <draw:image xlink:href="Pictures/1000020100000281000003551638A1FD3BEB5B5D.png" xlink:type="simple" xlink:show="embed" xlink:actuate="onLoad" loext:mime-type="image/png">
            <text:p/>
          </draw:image>
        </draw:frame>
        <draw:frame draw:style-name="gr1" draw:text-style-name="P1" draw:layer="layout" svg:width="9.398cm" svg:height="9.17cm" svg:x="8.636cm" svg:y="3.53cm">
          <draw:image xlink:href="Pictures/10000201000002BC000002ABC6004676F56101B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9T18:34:22.814427504</meta:creation-date>
    <dc:date>2024-09-20T12:17:37.066063133</dc:date>
    <meta:editing-duration>PT17H33M4S</meta:editing-duration>
    <meta:editing-cycles>1</meta:editing-cycles>
    <meta:document-statistic meta:object-count="25"/>
    <meta:generator>LibreOffice/6.4.7.2$Linux_X86_64 LibreOffice_project/40$Build-2</meta:generator>
  </office:meta>
</office:document-meta>
</file>